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8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8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trying encryption/decription again -.-</text:p>
          </table:table-cell>
          <table:covered-table-cell table:number-columns-repeated="4" table:style-name="ce8"/>
          <table:covered-table-cell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45.5" calcext:value-type="float">
            <text:p>45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34.5" calcext:value-type="float">
            <text:p>134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.00.0000</text:date>, <text:time style:data-style-name="N2" text:time-value="14:32:31.6948763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22T14:32:48.992940422</dc:date>
    <meta:editing-duration>PT2H58M36S</meta:editing-duration>
    <meta:editing-cycles>23</meta:editing-cycles>
    <meta:generator>LibreOffice/6.0.7.3$Linux_X86_64 LibreOffice_project/00m0$Build-3</meta:generator>
    <meta:document-statistic meta:table-count="1" meta:cell-count="48" meta:object-count="0"/>
  </office:meta>
</office:document-meta>
</file>